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58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style:font-weight-asian="normal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/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Tuntikirjanpito</text:p>
          </table:table-cell>
          <table:table-cell table:style-name="ce5" table:number-columns-repeated="3"/>
          <table:table-cell table:number-columns-repeated="1020"/>
        </table:table-row>
        <table:table-row table:style-name="ro3">
          <table:table-cell table:style-name="ce2" office:value-type="string">
            <text:p>Päivä</text:p>
          </table:table-cell>
          <table:table-cell table:style-name="ce6" office:value-type="string">
            <text:p>Aloitus</text:p>
          </table:table-cell>
          <table:table-cell table:style-name="ce6" office:value-type="string">
            <text:p>Lopetus</text:p>
          </table:table-cell>
          <table:table-cell table:style-name="ce6" office:value-type="string">
            <text:p>Työmäärä (h)</text:p>
          </table:table-cell>
          <table:table-cell table:style-name="ce9" office:value-type="string">
            <text:p>Mitä tehty?</text:p>
          </table:table-cell>
          <table:table-cell table:style-name="ce9" table:number-columns-repeated="1019"/>
        </table:table-row>
        <table:table-row table:style-name="ro5">
          <table:table-cell table:style-name="ce3" office:value-type="date" office:date-value="2014-01-15">
            <text:p>15.01.2014</text:p>
          </table:table-cell>
          <table:table-cell table:style-name="ce7" office:value-type="float" office:value="13">
            <text:p>13,00</text:p>
          </table:table-cell>
          <table:table-cell table:style-name="ce7" office:value-type="float" office:value="16">
            <text:p>16,00</text:p>
          </table:table-cell>
          <table:table-cell table:style-name="ce7" table:formula="of:= [.C3]-[.B3]" office:value-type="float" office:value="3">
            <text:p>3,00</text:p>
          </table:table-cell>
          <table:table-cell office:value-type="string">
            <text:p>Gitin käyttöönottoa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4-01-16">
            <text:p>16.01.2014</text:p>
          </table:table-cell>
          <table:table-cell table:style-name="ce7" office:value-type="float" office:value="13.25">
            <text:p>13,25</text:p>
          </table:table-cell>
          <table:table-cell table:style-name="ce7" office:value-type="float" office:value="15">
            <text:p>15,00</text:p>
          </table:table-cell>
          <table:table-cell table:style-name="ce7" table:formula="of:= [.C4]-[.B4]" office:value-type="float" office:value="1.75">
            <text:p>1,75</text:p>
          </table:table-cell>
          <table:table-cell office:value-type="string">
            <text:p>Aiheen määrittelyä ja kansiorakenteen tekoa</text:p>
          </table:table-cell>
          <table:table-cell table:number-columns-repeated="1019"/>
        </table:table-row>
        <table:table-row table:style-name="ro5">
          <table:table-cell table:style-name="ce3" office:value-type="date" office:date-value="2014-01-20">
            <text:p>20.01.2014</text:p>
          </table:table-cell>
          <table:table-cell table:style-name="ce7" office:value-type="float" office:value="18">
            <text:p>18,00</text:p>
          </table:table-cell>
          <table:table-cell table:style-name="ce7" office:value-type="float" office:value="20">
            <text:p>20,00</text:p>
          </table:table-cell>
          <table:table-cell table:style-name="ce7" table:formula="of:= [.C5]-[.B5]" office:value-type="float" office:value="2">
            <text:p>2,00</text:p>
          </table:table-cell>
          <table:table-cell office:value-type="string">
            <text:p>Koodauksen aloitus NetBeansissa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6]-[.B6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7]-[.B7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8]-[.B8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9]-[.B9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10]-[.B10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11]-[.B11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12]-[.B12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13]-[.B13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14]-[.B14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15]-[.B15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16]-[.B16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17]-[.B17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18]-[.B18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19]-[.B19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20]-[.B20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21]-[.B21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22]-[.B22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23]-[.B23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24]-[.B24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25]-[.B25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26]-[.B26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27]-[.B27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28]-[.B28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29]-[.B29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30]-[.B30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31]-[.B31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32]-[.B32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33]-[.B33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34]-[.B34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35]-[.B35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36]-[.B36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37]-[.B37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38]-[.B38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39]-[.B39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40]-[.B40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2" table:style-name="ce7"/>
          <table:table-cell table:style-name="ce7" table:formula="of:= [.C41]-[.B41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2" table:style-name="ce7"/>
          <table:table-cell table:style-name="ce7" table:formula="of:= [.C42]-[.B42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2" table:style-name="ce7"/>
          <table:table-cell table:style-name="ce7" table:formula="of:= [.C43]-[.B43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2" table:style-name="ce7"/>
          <table:table-cell table:style-name="ce7" table:formula="of:= [.C44]-[.B44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2" table:style-name="ce7"/>
          <table:table-cell table:style-name="ce7" table:formula="of:= [.C45]-[.B45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2" table:style-name="ce7"/>
          <table:table-cell table:style-name="ce7" table:formula="of:= [.C46]-[.B46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2" table:style-name="ce7"/>
          <table:table-cell table:style-name="ce7" table:formula="of:= [.C47]-[.B47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2" table:style-name="ce7"/>
          <table:table-cell table:style-name="ce7" table:formula="of:= [.C48]-[.B48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2" table:style-name="ce7"/>
          <table:table-cell table:style-name="ce7" table:formula="of:= [.C49]-[.B49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2" table:style-name="ce7"/>
          <table:table-cell table:style-name="ce7" table:formula="of:= [.C50]-[.B50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2" table:style-name="ce7"/>
          <table:table-cell table:style-name="ce7" table:formula="of:= [.C51]-[.B51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2" table:style-name="ce7"/>
          <table:table-cell table:style-name="ce7" table:formula="of:= [.C52]-[.B52]" office:value-type="float" office:value="0">
            <text:p>0,00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2" table:style-name="ce7"/>
          <table:table-cell table:style-name="ce7" table:formula="of:= [.C53]-[.B53]" office:value-type="float" office:value="0">
            <text:p>0,00</text:p>
          </table:table-cell>
          <table:table-cell table:number-columns-repeated="1020"/>
        </table:table-row>
        <table:table-row table:style-name="ro2" table:number-rows-repeated="4">
          <table:table-cell table:style-name="ce4"/>
          <table:table-cell table:style-name="ce8" table:number-columns-repeated="3"/>
          <table:table-cell table:number-columns-repeated="1020"/>
        </table:table-row>
        <table:table-row table:style-name="ro2" table:number-rows-repeated="3">
          <table:table-cell table:style-name="ce4"/>
          <table:table-cell table:number-columns-repeated="1023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kiniemi M</meta:initial-creator>
    <meta:creation-date>2014-01-16T14:32:35</meta:creation-date>
    <dc:date>2014-01-21T13:59:19</dc:date>
    <dc:creator>Jokiniemi M</dc:creator>
    <meta:editing-duration>PT6M10S</meta:editing-duration>
    <meta:editing-cycles>3</meta:editing-cycles>
    <meta:generator>LibreOffice/3.5$Linux_X86_64 LibreOffice_project/350m1$Build-2</meta:generator>
    <meta:document-statistic meta:table-count="3" meta:cell-count="165" meta:object-count="0"/>
  </office:meta>
</office:document-meta>
</file>